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794cm" fo:break-before="auto" style:use-optimal-row-height="false"/>
    </style:style>
    <style:style style:name="ro10" style:family="table-row">
      <style:table-row-properties style:row-height="0.318cm" fo:break-before="auto" style:use-optimal-row-height="fals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2.912cm" fo:break-before="auto" style:use-optimal-row-height="true"/>
    </style:style>
    <style:style style:name="ro13" style:family="table-row">
      <style:table-row-properties style:row-height="3.369cm" fo:break-before="auto" style:use-optimal-row-height="true"/>
    </style:style>
    <style:style style:name="ro14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2.89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23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11pt" style:font-name-asian="Arial1" style:font-size-asian="11pt" style:font-name-complex="Arial1" style:font-size-complex="11pt"/>
    </style: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fo:wrap-option="wrap" style:vertical-align="automatic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4-09-29" calcext:value-type="date">
            <text:p>29/09/2014</text:p>
          </table:table-cell>
          <table:table-cell table:style-name="ce13" office:value-type="string" calcext:value-type="string">
            <text:p>Elaboração do documento</text:p>
          </table:table-cell>
          <table:table-cell table:style-name="ce13" office:value-type="string" calcext:value-type="string">
            <text:p>André Luís Ferreira</text:p>
          </table:table-cell>
          <table:table-cell table:number-columns-repeated="1019"/>
        </table:table-row>
        <table:table-row table:style-name="ro6" table:number-rows-repeated="5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6" table:number-rows-repeated="2">
          <table:table-cell table:number-columns-repeated="1024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8">
          <table:table-cell table:number-columns-repeated="7"/>
          <table:table-cell table:style-name="ce26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9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3" office:value-type="string" calcext:value-type="string">
            <text:p>Cenário de Teste</text:p>
          </table:table-cell>
          <table:table-cell table:style-name="ce23" office:value-type="string" calcext:value-type="string">
            <text:p>Passos</text:p>
          </table:table-cell>
          <table:table-cell table:style-name="ce23" office:value-type="string" calcext:value-type="string">
            <text:p>Resultados esperados</text:p>
          </table:table-cell>
          <table:table-cell table:style-name="ce27" office:value-type="string" calcext:value-type="string">
            <text:p>Resultado da Execução</text:p>
          </table:table-cell>
          <table:table-cell table:style-name="ce27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10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1</text:p>
          </table:table-cell>
          <table:table-cell table:style-name="ce24" office:value-type="string" calcext:value-type="string">
            <text:p>Configurar Meta</text:p>
          </table:table-cell>
          <table:table-cell table:style-name="ce20" office:value-type="string" calcext:value-type="string">
            <text:p>1. Usuário seleciona configurar meta</text:p>
            <text:p>2. Usuário preenche todos os campos corretamente</text:p>
            <text:p>3. Usuário ativa meta</text:p>
            <text:p>4. Salva a nova configuração</text:p>
          </table:table-cell>
          <table:table-cell table:style-name="ce20" office:value-type="string" calcext:value-type="string">
            <text:p>Meta salva e visível na tela de listar metas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2</text:p>
          </table:table-cell>
          <table:table-cell table:style-name="ce24" office:value-type="string" calcext:value-type="string">
            <text:p>Configurar Meta: Usuário não preenche o campo Nome da meta</text:p>
          </table:table-cell>
          <table:table-cell table:style-name="ce20" office:value-type="string" calcext:value-type="string">
            <text:p>1. Usuário seleciona configurar meta</text:p>
            <text:p>2. Usuário deixa o campo nome em branco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s obrigatórios não preenchidos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3</text:p>
          </table:table-cell>
          <table:table-cell table:style-name="ce24" office:value-type="string" calcext:value-type="string">
            <text:p>Configurar Meta: Usuário não preenche o campo de índice para calculo de bibliografia básica</text:p>
          </table:table-cell>
          <table:table-cell table:style-name="ce20" office:value-type="string" calcext:value-type="string">
            <text:p>1. Usuário seleciona configurar meta</text:p>
            <text:p>2. Usuário deixa o campo indice de bibliografia básica em branco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s obrigatórios não preenchidos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4</text:p>
          </table:table-cell>
          <table:table-cell table:style-name="ce24" office:value-type="string" calcext:value-type="string">
            <text:p>Configurar Meta: Usuário não preenche o campo de índice para calculo de bibliografia complementar</text:p>
          </table:table-cell>
          <table:table-cell table:style-name="ce20" office:value-type="string" calcext:value-type="string">
            <text:p>1. Usuário seleciona configurar meta</text:p>
            <text:p>2. Usuário deixa o campo indice de bibliografia complementar em branco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s obrigatórios não preenchidos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5</text:p>
          </table:table-cell>
          <table:table-cell table:style-name="ce24" office:value-type="string" calcext:value-type="string">
            <text:p>Configurar Meta:Nome já cadastrado</text:p>
          </table:table-cell>
          <table:table-cell table:style-name="ce20" office:value-type="string" calcext:value-type="string">
            <text:p>1. Usuário seleciona configurar meta</text:p>
            <text:p>2. Usuário preenche o campo nome com o nome de uma meta já cadastrada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já existe meta com esse nome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6</text:p>
          </table:table-cell>
          <table:table-cell table:style-name="ce24" office:value-type="string" calcext:value-type="string">
            <text:p>Configurar Meta: Usuário preenche o campo de índice para calculo de bibliografia básica contendo letras</text:p>
          </table:table-cell>
          <table:table-cell table:style-name="ce20" office:value-type="string" calcext:value-type="string">
            <text:p>1. Usuário seleciona configurar meta</text:p>
            <text:p>2. Usuário preenche o campo  indice de bibliografia básica contendo letras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 aceita apenas números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7</text:p>
          </table:table-cell>
          <table:table-cell table:style-name="ce24" office:value-type="string" calcext:value-type="string">
            <text:p>Configurar Meta: Usuário preenche o campo de índice para calculo de bibliografia básica contendo caracteres especiais</text:p>
          </table:table-cell>
          <table:table-cell table:style-name="ce20" office:value-type="string" calcext:value-type="string">
            <text:p>1. Usuário seleciona configurar meta</text:p>
            <text:p>2. Usuário preenche o campo  indice de bibliografia básica contendo caracteres especiais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 aceita apenas números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8</text:p>
          </table:table-cell>
          <table:table-cell table:style-name="ce24" office:value-type="string" calcext:value-type="string">
            <text:p>Configurar Meta: Usuário preenche o campo de índice para calculo de bibliografia complementar contendo letras</text:p>
          </table:table-cell>
          <table:table-cell table:style-name="ce20" office:value-type="string" calcext:value-type="string">
            <text:p>1. Usuário seleciona configurar meta</text:p>
            <text:p>2. Usuário preenche o campo  indice de bibliografia complementar contendo letras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 aceita apenas números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9</text:p>
          </table:table-cell>
          <table:table-cell table:style-name="ce24" office:value-type="string" calcext:value-type="string">
            <text:p>Configurar Meta: Usuário preenche o campo de índice para calculo de bibliografia complementar contendo caracteres especiais</text:p>
          </table:table-cell>
          <table:table-cell table:style-name="ce20" office:value-type="string" calcext:value-type="string">
            <text:p>1. Usuário seleciona configurar meta</text:p>
            <text:p>2. Usuário preenche o campo  indice de bibliografia complementar contendo caracteres especiais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 aceita apenas números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10</text:p>
          </table:table-cell>
          <table:table-cell table:style-name="ce24" office:value-type="string" calcext:value-type="string">
            <text:p>Configurar Meta: Usuário não preenche o campo de status da <text:s/>meta</text:p>
          </table:table-cell>
          <table:table-cell table:style-name="ce20" office:value-type="string" calcext:value-type="string">
            <text:p>1. Usuário seleciona configurar meta</text:p>
            <text:p>2. Usuário deixa em branco a opção para o status da configuração da meta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s obrigatórios não preenchidos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4"/>
          <table:table-cell table:style-name="Default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11</text:p>
          </table:table-cell>
          <table:table-cell table:style-name="ce24" office:value-type="string" calcext:value-type="string">
            <text:p>Configurar Meta: Usuário preenche todos os campos, não ativa a configuração da meta</text:p>
          </table:table-cell>
          <table:table-cell table:style-name="ce20" office:value-type="string" calcext:value-type="string">
            <text:p>1. Usuário seleciona configurar meta</text:p>
            <text:p>2. Usuário define a opção para o status da configuração da meta como “Não Ativa”</text:p>
            <text:p>3. Usuário preenche todos os outros campos corretamente</text:p>
            <text:p>4. Salva a nova configuração</text:p>
          </table:table-cell>
          <table:table-cell table:style-name="ce25" office:value-type="string" calcext:value-type="string">
            <text:p>Meta salva mas não visível na tela de </text:p>
            <text:p>listar metas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12</text:p>
          </table:table-cell>
          <table:table-cell table:style-name="ce24" office:value-type="string" calcext:value-type="string">
            <text:p>Configurar Meta: Usuario ativa meta</text:p>
          </table:table-cell>
          <table:table-cell table:style-name="ce20" office:value-type="string" calcext:value-type="string">
            <text:p>1. Usuário seleciona configurar meta</text:p>
            <text:p>2. Usuário define a opção para o status da configuração da meta como “Ativa”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A meta ativada fica visível na tela de listar metas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4" table:number-rows-repeated="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Execuçao 06-11-20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8">
          <table:table-cell table:number-columns-repeated="7"/>
          <table:table-cell table:style-name="ce26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9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3" office:value-type="string" calcext:value-type="string">
            <text:p>Cenário de Teste</text:p>
          </table:table-cell>
          <table:table-cell table:style-name="ce23" office:value-type="string" calcext:value-type="string">
            <text:p>Passos</text:p>
          </table:table-cell>
          <table:table-cell table:style-name="ce23" office:value-type="string" calcext:value-type="string">
            <text:p>Resultados esperados</text:p>
          </table:table-cell>
          <table:table-cell table:style-name="ce27" office:value-type="string" calcext:value-type="string">
            <text:p>Resultado da Execução</text:p>
          </table:table-cell>
          <table:table-cell table:style-name="ce27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10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1</text:p>
          </table:table-cell>
          <table:table-cell table:style-name="ce24" office:value-type="string" calcext:value-type="string">
            <text:p>Configurar Meta</text:p>
          </table:table-cell>
          <table:table-cell table:style-name="ce20" office:value-type="string" calcext:value-type="string">
            <text:p>1. Usuário seleciona configurar meta</text:p>
            <text:p>2. Usuário preenche todos os campos corretamente</text:p>
            <text:p>3. Usuário ativa meta</text:p>
            <text:p>4. Salva a nova configuração</text:p>
          </table:table-cell>
          <table:table-cell table:style-name="ce20" office:value-type="string" calcext:value-type="string">
            <text:p>Meta salva e visível na tela de listar metas</text:p>
          </table:table-cell>
          <table:table-cell table:style-name="ce28" office:value-type="string" calcext:value-type="string">
            <text:p>PASSOU</text:p>
          </table:table-cell>
          <table:table-cell table:style-name="ce29" office:value-type="string" calcext:value-type="string">
            <text:p>(As metas sempre estão ativas, não podem ser desativas)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2</text:p>
          </table:table-cell>
          <table:table-cell table:style-name="ce24" office:value-type="string" calcext:value-type="string">
            <text:p>Configurar Meta: Usuário não preenche o campo Nome da meta</text:p>
          </table:table-cell>
          <table:table-cell table:style-name="ce20" office:value-type="string" calcext:value-type="string">
            <text:p>1. Usuário seleciona configurar meta</text:p>
            <text:p>2. Usuário deixa o campo nome em branco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s obrigatórios não preenchidos</text:p>
          </table:table-cell>
          <table:table-cell table:style-name="ce28" office:value-type="string" calcext:value-type="string">
            <text:p>FALHOU</text:p>
          </table:table-cell>
          <table:table-cell table:style-name="ce29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3</text:p>
          </table:table-cell>
          <table:table-cell table:style-name="ce24" office:value-type="string" calcext:value-type="string">
            <text:p>Configurar Meta: Usuário não preenche o campo de índice para calculo de bibliografia básica</text:p>
          </table:table-cell>
          <table:table-cell table:style-name="ce20" office:value-type="string" calcext:value-type="string">
            <text:p>1. Usuário seleciona configurar meta</text:p>
            <text:p>2. Usuário deixa o campo indice de bibliografia básica em branco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s obrigatórios não preenchidos</text:p>
          </table:table-cell>
          <table:table-cell table:style-name="ce28" office:value-type="string" calcext:value-type="string">
            <text:p>PASSOU</text:p>
          </table:table-cell>
          <table:table-cell table:style-name="ce29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4</text:p>
          </table:table-cell>
          <table:table-cell table:style-name="ce24" office:value-type="string" calcext:value-type="string">
            <text:p>Configurar Meta: Usuário não preenche o campo de índice para calculo de bibliografia complementar</text:p>
          </table:table-cell>
          <table:table-cell table:style-name="ce20" office:value-type="string" calcext:value-type="string">
            <text:p>1. Usuário seleciona configurar meta</text:p>
            <text:p>2. Usuário deixa o campo indice de bibliografia complementar em branco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s obrigatórios não preenchidos</text:p>
          </table:table-cell>
          <table:table-cell table:style-name="ce28" office:value-type="string" calcext:value-type="string">
            <text:p>PASSOU</text:p>
          </table:table-cell>
          <table:table-cell table:style-name="ce29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5</text:p>
          </table:table-cell>
          <table:table-cell table:style-name="ce24" office:value-type="string" calcext:value-type="string">
            <text:p>Configurar Meta:Nome já cadastrado</text:p>
          </table:table-cell>
          <table:table-cell table:style-name="ce20" office:value-type="string" calcext:value-type="string">
            <text:p>1. Usuário seleciona configurar meta</text:p>
            <text:p>2. Usuário preenche o campo nome com o nome de uma meta já cadastrada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já existe meta com esse nome</text:p>
          </table:table-cell>
          <table:table-cell table:style-name="ce28" office:value-type="string" calcext:value-type="string">
            <text:p>FALHOU</text:p>
          </table:table-cell>
          <table:table-cell table:style-name="ce29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6</text:p>
          </table:table-cell>
          <table:table-cell table:style-name="ce24" office:value-type="string" calcext:value-type="string">
            <text:p>Configurar Meta: Usuário preenche o campo de índice para calculo de bibliografia básica contendo letras</text:p>
          </table:table-cell>
          <table:table-cell table:style-name="ce20" office:value-type="string" calcext:value-type="string">
            <text:p>1. Usuário seleciona configurar meta</text:p>
            <text:p>2. Usuário preenche o campo  indice de bibliografia básica contendo letras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 aceita apenas números</text:p>
          </table:table-cell>
          <table:table-cell table:style-name="ce28" office:value-type="string" calcext:value-type="string">
            <text:p>FALHOU</text:p>
          </table:table-cell>
          <table:table-cell table:style-name="ce29" office:value-type="string" calcext:value-type="string">
            <text:p>Mensagem errada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7</text:p>
          </table:table-cell>
          <table:table-cell table:style-name="ce24" office:value-type="string" calcext:value-type="string">
            <text:p>Configurar Meta: Usuário preenche o campo de índice para calculo de bibliografia básica contendo caracteres especiais</text:p>
          </table:table-cell>
          <table:table-cell table:style-name="ce20" office:value-type="string" calcext:value-type="string">
            <text:p>1. Usuário seleciona configurar meta</text:p>
            <text:p>2. Usuário preenche o campo  indice de bibliografia básica contendo caracteres especiais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 aceita apenas números</text:p>
          </table:table-cell>
          <table:table-cell table:style-name="ce28" office:value-type="string" calcext:value-type="string">
            <text:p>FALHOU</text:p>
          </table:table-cell>
          <table:table-cell table:style-name="ce29" office:value-type="string" calcext:value-type="string">
            <text:p>Mensagem errada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8</text:p>
          </table:table-cell>
          <table:table-cell table:style-name="ce24" office:value-type="string" calcext:value-type="string">
            <text:p>Configurar Meta: Usuário preenche o campo de índice para calculo de bibliografia complementar contendo letras</text:p>
          </table:table-cell>
          <table:table-cell table:style-name="ce20" office:value-type="string" calcext:value-type="string">
            <text:p>1. Usuário seleciona configurar meta</text:p>
            <text:p>2. Usuário preenche o campo  indice de bibliografia complementar contendo letras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 aceita apenas números</text:p>
          </table:table-cell>
          <table:table-cell table:style-name="ce28" office:value-type="string" calcext:value-type="string">
            <text:p>FALHOU</text:p>
          </table:table-cell>
          <table:table-cell table:style-name="ce29" office:value-type="string" calcext:value-type="string">
            <text:p>Mensagem errada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9</text:p>
          </table:table-cell>
          <table:table-cell table:style-name="ce24" office:value-type="string" calcext:value-type="string">
            <text:p>Configurar Meta: Usuário preenche o campo de índice para calculo de bibliografia complementar contendo caracteres especiais</text:p>
          </table:table-cell>
          <table:table-cell table:style-name="ce20" office:value-type="string" calcext:value-type="string">
            <text:p>1. Usuário seleciona configurar meta</text:p>
            <text:p>2. Usuário preenche o campo  indice de bibliografia complementar contendo caracteres especiais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 aceita apenas números</text:p>
          </table:table-cell>
          <table:table-cell table:style-name="ce28" office:value-type="string" calcext:value-type="string">
            <text:p>FALHOU</text:p>
          </table:table-cell>
          <table:table-cell table:style-name="ce29" office:value-type="string" calcext:value-type="string">
            <text:p>Mensagem errada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10</text:p>
          </table:table-cell>
          <table:table-cell table:style-name="ce24" office:value-type="string" calcext:value-type="string">
            <text:p>Configurar Meta: Usuário não preenche o campo de status da <text:s/>meta</text:p>
          </table:table-cell>
          <table:table-cell table:style-name="ce20" office:value-type="string" calcext:value-type="string">
            <text:p>1. Usuário seleciona configurar meta</text:p>
            <text:p>2. Usuário deixa em branco a opção para o status da configuração da meta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s obrigatórios não preenchidos</text:p>
          </table:table-cell>
          <table:table-cell table:style-name="Default" office:value-type="string" calcext:value-type="string">
            <text:p>-funcionalidade removida</text:p>
          </table:table-cell>
          <table:table-cell table:style-name="ce28" office:value-type="string" calcext:value-type="string">
            <text:p>Não existe a opção de desativar metas, todas as três metas estarão sempre ativas</text:p>
          </table:table-cell>
          <table:table-cell table:style-name="ce16" table:number-columns-repeated="1014"/>
          <table:table-cell table:style-name="Default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11</text:p>
          </table:table-cell>
          <table:table-cell table:style-name="ce24" office:value-type="string" calcext:value-type="string">
            <text:p>Configurar Meta: Usuário preenche todos os campos, não ativa a configuração da meta</text:p>
          </table:table-cell>
          <table:table-cell table:style-name="ce20" office:value-type="string" calcext:value-type="string">
            <text:p>1. Usuário seleciona configurar meta</text:p>
            <text:p>2. Usuário define a opção para o status da configuração da meta como “Não Ativa”</text:p>
            <text:p>3. Usuário preenche todos os outros campos corretamente</text:p>
            <text:p>4. Salva a nova configuração</text:p>
          </table:table-cell>
          <table:table-cell table:style-name="ce25" office:value-type="string" calcext:value-type="string">
            <text:p>Meta salva mas não visível na tela de </text:p>
            <text:p>listar metas</text:p>
          </table:table-cell>
          <table:table-cell table:style-name="Default" office:value-type="string" calcext:value-type="string">
            <text:p>-funcionalidade removida</text:p>
          </table:table-cell>
          <table:table-cell table:style-name="ce28" office:value-type="string" calcext:value-type="string">
            <text:p>Não existe a opção de desativar metas, todas as três metas estarão sempre ativas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12</text:p>
          </table:table-cell>
          <table:table-cell table:style-name="ce24" office:value-type="string" calcext:value-type="string">
            <text:p>Configurar Meta: Usuario ativa meta</text:p>
          </table:table-cell>
          <table:table-cell table:style-name="ce20" office:value-type="string" calcext:value-type="string">
            <text:p>1. Usuário seleciona configurar meta</text:p>
            <text:p>2. Usuário define a opção para o status da configuração da meta como “Ativa”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A meta ativada fica visível na tela de listar metas</text:p>
          </table:table-cell>
          <table:table-cell table:style-name="Default" office:value-type="string" calcext:value-type="string">
            <text:p>-funcionalidade removida</text:p>
          </table:table-cell>
          <table:table-cell table:style-name="ce28" office:value-type="string" calcext:value-type="string">
            <text:p>Não existe a opção de desativar metas, todas as três metas estarão sempre ativas</text:p>
          </table:table-cell>
          <table:table-cell table:style-name="ce16" table:number-columns-repeated="1015"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4" table:number-rows-repeated="5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7">
      <number:day/>
      <number:text>-</number:text>
      <number:month number:textual="true"/>
      <number:text>-</number:text>
      <number:year/>
    </number:date-style>
    <number:date-style style:name="N138P0" style:volatile="true">
      <number:day/>
      <number:text>-</number:text>
      <number:month number:textual="true"/>
      <number:text>-</number:text>
      <number:year/>
    </number:date-style>
    <number:text-style style:name="N138">
      <number:text-content/>
      <style:map style:condition="value()&gt;=0" style:apply-style-name="N138P0"/>
    </number:text-style>
    <number:date-style style:name="N139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/00/0000</text:date>, <text:time style:data-style-name="N2" text:time-value="09:46:07.2372877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Andre</meta:initial-creator>
    <meta:creation-date>2014-04-15T13:31:14Z</meta:creation-date>
    <dc:date>2014-11-06T09:46:48.783221089</dc:date>
    <meta:editing-duration>PT3H3M52S</meta:editing-duration>
    <meta:editing-cycles>15</meta:editing-cycles>
    <meta:document-statistic meta:table-count="4" meta:cell-count="221" meta:object-count="0"/>
  </office:meta>
</office:document-meta>
</file>